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erial Icons" svg:font-family="'Material Icons'"/>
    <style:font-face style:name="Poppins" svg:font-family="Poppins, sans-serif"/>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fo:font-variant="normal" fo:text-transform="none" fo:color="#00796b" style:text-line-through-style="none" style:text-line-through-type="none" style:font-name="inherit" fo:font-size="13.5pt" fo:letter-spacing="normal" fo:font-style="normal" style:text-underline-style="none" fo:font-weight="bold" style:text-blinking="false" loext:padding="0cm" loext:border="none"/>
    </style:style>
    <style:style style:name="P2" style:family="paragraph" style:parent-style-name="Text_20_body">
      <style:text-properties fo:font-variant="normal" fo:text-transform="none" fo:color="#000000" style:font-name="Material Icons" fo:font-size="18pt" fo:letter-spacing="normal" fo:font-style="normal" fo:font-weight="normal" loext:padding="0cm" loext:border="none"/>
    </style:style>
    <style:style style:name="P3" style:family="paragraph" style:parent-style-name="Text_20_body">
      <style:text-properties officeooo:paragraph-rsid="00007f52"/>
    </style:style>
    <style:style style:name="P4" style:family="paragraph" style:parent-style-name="Text_20_body">
      <style:paragraph-properties fo:text-align="center" style:justify-single-word="false"/>
      <style:text-properties officeooo:paragraph-rsid="00007f52"/>
    </style:style>
    <style:style style:name="P5" style:family="paragraph" style:parent-style-name="Text_20_body">
      <style:paragraph-properties fo:margin-top="0cm" fo:margin-bottom="0.132cm" loext:contextual-spacing="false"/>
    </style:style>
    <style:style style:name="P6" style:family="paragraph" style:parent-style-name="Text_20_body">
      <style:paragraph-properties fo:margin-top="0cm" fo:margin-bottom="0.132cm" loext:contextual-spacing="false"/>
      <style:text-properties fo:color="#898989" style:font-name="Poppins"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7"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8" style:family="paragraph" style:parent-style-name="Text_20_body" style:list-style-name="L1">
      <style:paragraph-properties fo:margin-top="0cm" fo:margin-bottom="0.132cm" loext:contextual-spacing="false"/>
      <style:text-properties fo:font-variant="normal" fo:text-transform="none" fo:color="#898989" style:font-name="Poppins" fo:font-size="12pt" fo:letter-spacing="normal" fo:font-style="normal"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9"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d4edda" loext:padding-left="0.049cm" loext:padding-right="0cm" loext:padding-top="0.049cm" loext:padding-bottom="0.049cm" loext:border-left="0.06pt solid #c3e6cb" loext:border-right="none" loext:border-top="0.06pt solid #c3e6cb" loext:border-bottom="0.06pt solid #c3e6cb"/>
    </style:style>
    <style:style style:name="P10"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officeooo:paragraph-rsid="000137d1" fo:background-color="#d4edda" loext:padding-left="0.049cm" loext:padding-right="0cm" loext:padding-top="0.049cm" loext:padding-bottom="0.049cm" loext:border-left="0.06pt solid #c3e6cb" loext:border-right="none" loext:border-top="0.06pt solid #c3e6cb" loext:border-bottom="0.06pt solid #c3e6cb"/>
    </style:style>
    <style:style style:name="P11"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e2e3e5" loext:padding-left="0.049cm" loext:padding-right="0cm" loext:padding-top="0.049cm" loext:padding-bottom="0.049cm" loext:border-left="0.06pt solid #d6d8db" loext:border-right="none" loext:border-top="0.06pt solid #d6d8db" loext:border-bottom="0.06pt solid #d6d8db"/>
    </style:style>
    <style:style style:name="P12" style:family="paragraph" style:parent-style-name="Text_20_body">
      <style:paragraph-properties fo:margin-top="0cm" fo:margin-bottom="0.132cm" loext:contextual-spacing="false" fo:widows="0"/>
    </style:style>
    <style:style style:name="P13" style:family="paragraph" style:parent-style-name="Text_20_body">
      <style:paragraph-properties fo:margin-top="0cm" fo:margin-bottom="0.132cm" loext:contextual-spacing="false"/>
      <style:text-properties officeooo:paragraph-rsid="00007f52"/>
    </style:style>
    <style:style style:name="P14" style:family="paragraph" style:parent-style-name="Text_20_body">
      <style:paragraph-properties fo:margin-top="0cm" fo:margin-bottom="0.247cm" loext:contextual-spacing="false"/>
      <style:text-properties fo:font-variant="normal" fo:text-transform="none" fo:color="#898989" style:font-name="Poppins" fo:font-size="12pt" fo:letter-spacing="normal" fo:font-style="normal" fo:font-weight="normal" loext:padding="0cm" loext:border="none"/>
    </style:style>
    <style:style style:name="T1" style:family="text">
      <style:text-properties fo:font-weight="bold"/>
    </style:style>
    <style:style style:name="T2" style:family="text">
      <style:text-properties fo:font-size="10.5pt"/>
    </style:style>
    <style:style style:name="T3" style:family="text">
      <style:text-properties fo:color="#202428" fo:font-size="9.75pt" fo:font-weight="bold"/>
    </style:style>
    <style:style style:name="T4" style:family="text">
      <style:text-properties fo:font-variant="normal" fo:text-transform="none" fo:color="#898989" style:font-name="Poppins" fo:font-size="12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5" style:family="text">
      <style:text-properties fo:font-variant="normal" fo:text-transform="none" fo:color="#898989" style:font-name="Poppins" fo:font-size="12pt" fo:letter-spacing="normal" fo:font-style="normal" fo:font-weight="normal"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6" style:family="text">
      <style:text-properties fo:font-variant="normal" fo:text-transform="none" fo:color="#898989" style:font-name="Poppins" fo:font-size="12pt" fo:letter-spacing="normal" fo:font-style="normal" fo:font-weight="normal" officeooo:rsid="00007f52"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7" style:family="text">
      <style:text-properties fo:font-variant="normal" fo:text-transform="none" fo:color="#898989" style:font-name="Poppins" fo:font-size="12pt" fo:letter-spacing="normal" fo:font-style="normal" fo:font-weight="normal" officeooo:rsid="0002e79f"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8" style:family="text">
      <style:text-properties fo:font-variant="normal" fo:text-transform="none" fo:color="#898989" style:font-name="Poppins" fo:font-size="12pt" fo:letter-spacing="normal" fo:font-style="normal" fo:font-weight="normal"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9" style:family="text">
      <style:text-properties fo:font-variant="normal" fo:text-transform="none" fo:color="#202428" style:font-name="Poppins" fo:font-size="9.75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10" style:family="text">
      <style:text-properties fo:font-variant="normal" fo:text-transform="none" fo:color="#202428" style:font-name="Poppins" fo:font-size="9.75pt" fo:letter-spacing="normal" fo:font-style="normal" fo:font-weight="bold"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1"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c3e6cb" loext:border-right="none" loext:border-top="0.06pt solid #c3e6cb" loext:border-bottom="0.06pt solid #c3e6cb"/>
    </style:style>
    <style:style style:name="T12"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d6d8db" loext:border-right="none" loext:border-top="0.06pt solid #d6d8db" loext:border-bottom="0.06pt solid #d6d8db"/>
    </style:style>
    <style:style style:name="T13" style:family="text">
      <style:text-properties officeooo:rsid="00007f52"/>
    </style:style>
    <style:style style:name="T14" style:family="text">
      <style:text-properties officeooo:rsid="000137d1"/>
    </style:style>
    <style:style style:name="T15" style:family="text">
      <style:text-properties officeooo:rsid="0002e79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obre as alterações nos dados de entrada</text:p>
      <text:p text:style-name="P3">Os dados de entrada foram alterados em <text:span text:style-name="T13">outubro</text:span> de 2024.</text:p>
      <text:p text:style-name="P3">Com isso, foi necessário reprocessar toda base de focos de calor desde 01 de agosto de 201<text:span text:style-name="T13">8</text:span> até 31 de <text:span text:style-name="T13">outubro</text:span> de 2024. Em consequência, os dados atuais podem apresentar variações em relação a dados disponibilizados antes desse reprocessamento.</text:p>
      <text:p text:style-name="P3">Abaixo, segue texto informativo publicado em <text:span text:style-name="T13">outubro</text:span> de 2024, <text:span text:style-name="T13">na</text:span> versão 1.<text:span text:style-name="T13">5</text:span> do painel.</text:p>
      <text:p text:style-name="Text_20_body"/>
      <text:h text:style-name="P1" text:outline-level="5"><text:bookmark text:name="general-info"/>Sobre estas Informações</text:h>
      <text:p text:style-name="P2"/>
      <text:section text:style-name="Sect1" text:name="disclaimer_content">
        <text:p text:style-name="P6">Atenção: Os dados de entrada foram alterados em outubro de 2024, quanto à:</text:p>
        <text:list xml:id="list3316384925" text:style-name="L1">
          <text:list-item>
            <text:p text:style-name="P8">Classe de agregação. Os dados de Vegetação Secundária deixaram de ser utilizados;</text:p>
          </text:list-item>
          <text:list-item>
            <text:p text:style-name="P8">Abrangência espacial. A nova série inclui todos os biomas do Brasil;</text:p>
          </text:list-item>
          <text:list-item>
            <text:p text:style-name="P8">Abrangência temporal. A nova série inclui dados desde Agosto/2018;</text:p>
          </text:list-item>
        </text:list>
        <text:p text:style-name="P7">Com isso, foi necessário reprocessar toda base de focos de calor desde 01 de agosto de 2018 até 31 de setembro de 2024. Em consequência, os dados atuais podem apresentar variações em relação a dados disponibilizados antes desse reprocessamento.</text:p>
        <text:p text:style-name="P14">O objetivo deste painel é analisar os focos de queimada em vegetação, detectados por satélite, pelo projeto Queimadas, sobre dois aspectos:<text:line-break/><text:span text:style-name="T1">1)</text:span> Queimadas x Supressão da Vegetação Primária;<text:line-break/><text:span text:style-name="T1">2)</text:span> Queimadas x CAR;<text:line-break/><text:span text:style-name="T2">As informações são atualizadas diariamente, e podem sofrer pequenas alterações nos últimos dois meses.<text:line-break/>A cada ano, após a publicação dos dados PRODES Brasil, os dados do ano anterior serão reprocessados, utilizando dados PRODES, onde dados DETER eram utilizados, causando variações nas classificações do último ano.</text:span></text:p>
        <text:p text:style-name="P9"><text:span text:style-name="T1">1)</text:span> Em relação à supressão da vegetação primária, são usados os dados gerados pelos projetos PRODES e DETER, para associar os focos de queimada às áreas de supressão recente, supressão consolidada ou áreas de vegetação primária, conforme descrito a seguir:</text:p>
        <text:p text:style-name="P12"><text:span text:style-name="T4">1.1)</text:span><text:span text:style-name="T5"> </text:span><text:span text:style-name="T4">Focos</text:span><text:span text:style-name="T9">1</text:span><text:span text:style-name="T5">: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1">Portal Queimadas-INPE</text:span></text:a><text:span text:style-name="T5">;</text:span></text:p>
        <text:p text:style-name="P5"><text:span text:style-name="T4">1.2)</text:span><text:span text:style-name="T5"> </text:span><text:span text:style-name="T4">Supressão consolidada da vegetação primária</text:span><text:span text:style-name="T5">: compreende agregação de toda base de supressão da vegetação primária PRODES com </text:span><text:soft-page-break/><text:span text:style-name="T5">idade superior a 3 anos. </text:span><text:span text:style-name="T6">A este conjunto </text:span><text:span text:style-name="T7">foi</text:span><text:span text:style-name="T6"> aplicado um buffer de 500 metros. </text:span><text:span text:style-name="T5"><text:s/>Ex: para o ano de 2019 o supressão consolidada é composta da junção das supressões até 2016;</text:span></text:p>
        <text:p text:style-name="P13"><text:span text:style-name="T4">1.3)</text:span><text:span text:style-name="T5"> </text:span><text:span text:style-name="T4">Supressão recente da vegetação primária</text:span><text:span text:style-name="T5">: compreende agregação da base de supressão da vegetação primária PRODES com idade inferior a 3 anos, somados aos dados do DETER ao período, enquanto não há disponibilidade d</text:span><text:span text:style-name="T6">a</text:span><text:span text:style-name="T5"> supressão da vegetação primária PRODES do ano corrente. <text:s/></text:span><text:span text:style-name="T6">A este conjunto </text:span><text:span text:style-name="T7">foi</text:span><text:span text:style-name="T6"> aplicado um buffer de 500 metros.</text:span><text:span text:style-name="T5"> Exemplo: Para ano de 2024, a supressão recente é composta das supressões PRODES de 2023, 2022 e 2021 mais dados do DETER entre 01 de agosto de 2023 e o último mês processado;</text:span></text:p>
        <text:p text:style-name="P9"><text:span text:style-name="T1">1.4)</text:span> <text:span text:style-name="T1">Vegetação primária</text:span>: máscara de vegetação primária do PRODES referente ao ano PRODES corrente;</text:p>
        <text:p text:style-name="P12"><text:span text:style-name="T4">2)</text:span><text:span text:style-name="T5"> Em relação ao cruzamento dos focos de queimada e os imóveis rurais do </text:span><text:a xlink:type="simple" xlink:href="https://www.car.gov.br/publico/imoveis/index" text:style-name="Internet_20_link" text:visited-style-name="Visited_20_Internet_20_Link"><text:span text:style-name="T11">Cadastro Ambiental Rural (CAR)</text:span></text:a><text:span text:style-name="T5">, mantido pelo Serviço Florestal Brasileiro:</text:span></text:p>
        <text:p text:style-name="P12"><text:span text:style-name="T4">2.1)</text:span><text:span text:style-name="T5"> </text:span><text:span text:style-name="T4">Focos</text:span><text:span text:style-name="T9">1</text:span><text:span text:style-name="T5">: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1">Portal Queimadas-INPE</text:span></text:a><text:span text:style-name="T5">;</text:span></text:p>
        <text:p text:style-name="P10"><text:span text:style-name="T1">2.2)</text:span> <text:span text:style-name="T1">CAR</text:span>: A base de imóveis rurais do CAR (download em 26 abril 2023) foi recortada pelo limite dos biomas do Brasil, corrigida em relação a erros topológicos, remoção de geometrias ou atributos duplicados, remoção de geometrias inválidas e dos registros cancelados. <text:span text:style-name="T13">A este conjunto </text:span><text:span text:style-name="T14">foi</text:span><text:span text:style-name="T13"> aplicado um buffer de 500 metros.</text:span><text:line-break/>A partir desse processamento, os imóveis rurais do CAR foram classificadas em três tipos:<text:line-break/>Pequena: menores que 4 módulos fiscais. Média: entre 4 e 15 módulos fiscais. Grande: maiores que 15 módulos fiscais.</text:p>
        <text:p text:style-name="P11"><text:span text:style-name="T1">Classe Outros</text:span>: Atribuída ao foco quando não for possível associá-lo às classes de agregação consideradas. Exemplo: Quando um foco possui coordenadas fora dos limites dos novos biomas do Brasil, deslocamento causado por imprecisão<text:span text:style-name="T3">1</text:span> do foco;</text:p>
        <text:p text:style-name="P12"><text:span text:style-name="T10">1</text:span><text:span text:style-name="T8"> As características do satélite referência utilizado na detecção de focos de queimada em vegetação, indicam uma imprecisão na localização espacial das coordenadas geográficas de aproximadamente 1 km (</text:span><text:a xlink:type="simple" xlink:href="https://terrabrasilis.dpi.inpe.br/queimadas/portal/faq/index.html" text:style-name="Internet_20_link" text:visited-style-name="Visited_20_Internet_20_Link"><text:span text:style-name="T12">FAQ Queimadas (15.)</text:span></text:a><text:span text:style-name="T8">).</text:span></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erial Icons" svg:font-family="'Material Icons'"/>
    <style:font-face style:name="Poppins" svg:font-family="Poppins, sans-serif"/>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ré Carvalho</meta:initial-creator>
    <meta:creation-date>2024-10-23T15:31:19.289249133</meta:creation-date>
    <dc:date>2024-10-23T15:48:03.365007767</dc:date>
    <dc:creator>André Carvalho</dc:creator>
    <meta:editing-duration>PT6M33S</meta:editing-duration>
    <meta:editing-cycles>2</meta:editing-cycles>
    <meta:generator>LibreOffice/6.4.7.2$Linux_X86_64 LibreOffice_project/40$Build-2</meta:generator>
    <meta:document-statistic meta:table-count="0" meta:image-count="0" meta:object-count="0" meta:page-count="2" meta:paragraph-count="21" meta:word-count="651" meta:character-count="4167" meta:non-whitespace-character-count="3538"/>
  </office:meta>
</office:document-meta>
</file>